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ache.store( File file , byte [ ]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mpleCache.get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mpleCache.store( Serializable key , Cached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Cache.containsKey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Cache.getFile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Cache.get( Serializable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Cache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ache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